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E8000003E8B7AFD77E.png" manifest:media-type=""/>
  <manifest:file-entry manifest:full-path="Pictures/1000000000000150000001A9FF0C26C7.png" manifest:media-type=""/>
  <manifest:file-entry manifest:full-path="Pictures/1000000000000179000001F4BBFD56AA.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1cm" svg:stroke-color="#000000" draw:marker-start-width="0.35cm" draw:marker-end-width="0.35cm" draw:fill="solid" draw:fill-color="#ffffcc"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width="0.1cm" svg:stroke-color="#000000" draw:marker-start-width="0.35cm" draw:marker-end-width="0.35cm" draw:fill="solid" draw:fill-color="#c5000b" draw:textarea-horizontal-align="justify" draw:textarea-vertical-align="middle" draw:auto-grow-height="false" fo:padding-top="0.175cm" fo:padding-bottom="0.175cm" fo:padding-left="0.3cm" fo:padding-right="0.3cm" draw:shadow="hidden"/>
    </style:style>
    <style:style style:name="gr6" style:family="graphic" style:parent-style-name="standard">
      <style:graphic-properties svg:stroke-width="0.1cm" svg:stroke-color="#000000" draw:marker-start-width="0.35cm" draw:marker-end-width="0.35cm" draw:textarea-horizontal-align="justify" draw:textarea-vertical-align="middle" draw:auto-grow-height="false" fo:padding-top="0.175cm" fo:padding-bottom="0.175cm" fo:padding-left="0.3cm" fo:padding-right="0.3cm"/>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svg:stroke-width="0.1cm" svg:stroke-color="#000000" draw:marker-start-width="0.35cm" draw:marker-end-width="0.35cm" draw:fill="solid" draw:fill-color="#9966cc" draw:opacity="30%" draw:textarea-horizontal-align="justify" draw:textarea-vertical-align="middle" draw:auto-grow-height="false" fo:padding-top="0.175cm" fo:padding-bottom="0.175cm" fo:padding-left="0.3cm" fo:padding-right="0.3cm" draw:shadow="hidden" draw:shadow-opacity="30%"/>
    </style:style>
    <style:style style:name="gr9" style:family="graphic" style:parent-style-name="standard">
      <style:graphic-properties svg:stroke-width="0.1cm" svg:stroke-color="#000000" draw:marker-start-width="0.35cm" draw:marker-end-width="0.35cm" draw:fill="solid" draw:fill-color="#6b2394"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cm" svg:stroke-color="#000000" draw:marker-start-width="0.35cm" draw:marker-end-width="0.35cm" draw:fill="solid" draw:fill-color="#e6e6e6" draw:textarea-horizontal-align="justify" draw:textarea-vertical-align="middle" draw:auto-grow-height="false" fo:min-height="0cm" fo:min-width="0cm" fo:padding-top="0.175cm" fo:padding-bottom="0.175cm" fo:padding-left="0.3cm" fo:padding-right="0.3cm" fo:wrap-option="no-wrap"/>
    </style:style>
    <style:style style:name="gr12" style:family="graphic" style:parent-style-name="objectwithoutfill">
      <style:graphic-properties draw:marker-start="Arrowheads_20_1" draw:marker-end="Arrow" draw:marker-end-width="0.3cm" draw:fill="none" draw:textarea-vertical-align="middle"/>
    </style:style>
    <style:style style:name="gr13" style:family="graphic" style:parent-style-name="objectwithoutfill">
      <style:graphic-properties draw:marker-start="" draw:marker-end="Arrow" draw:marker-end-width="0.3cm" draw:fill="none" draw:textarea-vertical-align="middle"/>
    </style:style>
    <style:style style:name="gr14" style:family="graphic" style:parent-style-name="standard">
      <style:graphic-properties draw:stroke="none" svg:stroke-color="#000000" draw:marker-start="Arrowheads_20_1" draw:marker-end="Arrowheads_20_1" draw:fill="none" draw:fill-color="#ffffff" draw:textarea-horizontal-align="left" draw:auto-grow-height="true" draw:auto-grow-width="true" fo:min-height="0cm" fo:min-width="0cm"/>
    </style:style>
    <style:style style:name="gr15"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text-properties fo:color="#ffffff" fo:font-size="18pt" fo:text-shadow="1pt 1pt" fo:font-weight="bold" style:font-size-asian="18pt" style:font-weight-asian="bold" style:font-size-complex="18pt" style:font-weight-complex="bold"/>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4pt" fo:text-shadow="none" style:font-size-asian="14pt" style:font-size-complex="14pt"/>
    </style:style>
    <style:style style:name="P4" style:family="paragraph">
      <style:paragraph-properties fo:text-align="center"/>
    </style:style>
    <style:style style:name="P5" style:family="paragraph">
      <style:paragraph-properties fo:text-align="center"/>
      <style:text-properties fo:color="#ffffff" fo:font-size="12pt" fo:font-weight="bold" style:font-size-asian="12pt" style:font-weight-asian="bold" style:font-size-complex="12pt" style:font-weight-complex="bold"/>
    </style:style>
    <style:style style:name="P6" style:family="paragraph">
      <style:paragraph-properties fo:text-align="center"/>
      <style:text-properties fo:font-size="18pt" fo:text-shadow="none" fo:font-weight="bold" style:font-size-asian="18pt" style:font-weight-asian="bold" style:font-size-complex="18pt" style:font-weight-complex="bold"/>
    </style:style>
    <style:style style:name="T1" style:family="text">
      <style:text-properties fo:color="#ffffff" fo:font-size="18pt" fo:text-shadow="1pt 1pt" fo:font-weight="bold" style:font-size-asian="18pt" style:font-weight-asian="bold" style:font-size-complex="18pt" style:font-weight-complex="bold"/>
    </style:style>
    <style:style style:name="T2" style:family="text">
      <style:text-properties fo:font-size="12pt" style:font-size-asian="12pt" style:font-size-complex="12pt"/>
    </style:style>
    <style:style style:name="T3" style:family="text">
      <style:text-properties fo:font-size="14pt" fo:text-shadow="none" style:font-size-asian="14pt" style:font-size-complex="14pt"/>
    </style:style>
    <style:style style:name="T4" style:family="text">
      <style:text-properties fo:color="#ffffff" fo:font-size="12pt" fo:font-weight="bold" style:font-size-asian="12pt" style:font-weight-asian="bold" style:font-size-complex="12pt" style:font-weight-complex="bold"/>
    </style:style>
    <style:style style:name="T5" style:family="text">
      <style:text-properties fo:font-size="18pt" fo:text-shadow="none"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g>
          <draw:custom-shape draw:style-name="gr1" draw:text-style-name="P1" xml:id="id3" draw:id="id3" draw:layer="layout" svg:width="4cm" svg:height="2.25cm" svg:x="7.9cm" svg:y="7.95cm">
            <text:p text:style-name="P1"><text:span text:style-name="T1">EPOSMot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2" draw:id="id2" draw:layer="layout" svg:width="2.673cm" svg:height="1.718cm" svg:x="0.9cm" svg:y="8.2cm">
            <text:p text:style-name="P2"><text:span text:style-name="T2">Brushless</text:span></text:p>
            <text:p text:style-name="P2"><text:span text:style-name="T2">Mot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xml:id="id1" draw:id="id1" draw:layer="layout" svg:width="2.673cm" svg:height="1.718cm" svg:x="4.4cm" svg:y="8.2cm">
            <text:p text:style-name="P3"><text:span text:style-name="T3">ESC</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 draw:text-style-name="P4" draw:layer="layout" draw:type="line" svg:x1="4.4cm" svg:y1="9.059cm" svg:x2="3.573cm" svg:y2="9.059cm" draw:start-shape="id1" draw:start-glue-point="5" draw:end-shape="id2" draw:end-glue-point="7" svg:d="m4400 9059h-827">
            <text:p/>
          </draw:connector>
          <draw:connector draw:style-name="gr4" draw:text-style-name="P4" draw:layer="layout" draw:type="line" svg:x1="7.9cm" svg:y1="9.075cm" svg:x2="7.073cm" svg:y2="9.059cm" draw:start-shape="id3" draw:start-glue-point="5" draw:end-shape="id1" draw:end-glue-point="7" svg:d="m7900 9075-827-16">
            <text:p/>
          </draw:connector>
        </draw:g>
        <draw:g>
          <draw:g>
            <draw:custom-shape draw:style-name="gr5" draw:text-style-name="P1" xml:id="id4" draw:id="id4" draw:layer="layout" svg:width="5.454cm" svg:height="3.069cm" svg:x="16.927cm" svg:y="11.982cm">
              <text:p text:style-name="P1"><text:span text:style-name="T1">Central</text:span></text:p>
              <text:p text:style-name="P1"><text:span text:style-name="T1">EPOSMot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 xml:id="id6" draw:id="id6" draw:layer="layout" svg:width="2.6cm" svg:height="2.8cm" svg:x="16cm" svg:y="16.882cm">
              <text:p text:style-name="P2"><text:span text:style-name="T2">RC</text:span></text:p>
              <text:p text:style-name="P2"><text:span text:style-name="T2">Transceiv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4" draw:layer="layout" draw:type="line" svg:x1="19.654cm" svg:y1="15.051cm" svg:x2="22.363cm" svg:y2="16.382cm" draw:start-shape="id4" draw:start-glue-point="6" draw:end-shape="id5" draw:end-glue-point="4" svg:d="m19654 15051 2709 1331">
              <text:p/>
            </draw:connector>
            <draw:connector draw:style-name="gr7" draw:text-style-name="P4" draw:layer="layout" draw:type="line" svg:x1="19.654cm" svg:y1="15.051cm" svg:x2="17.3cm" svg:y2="16.882cm" draw:start-shape="id4" draw:start-glue-point="6" draw:end-shape="id6" draw:end-glue-point="4" svg:d="m19654 15051-2354 1831">
              <text:p/>
            </draw:connector>
            <draw:custom-shape draw:style-name="gr8" draw:text-style-name="P2" xml:id="id8" draw:id="id8" draw:layer="layout" svg:width="3.336cm" svg:height="1.718cm" svg:x="19.264cm" svg:y="18.264cm">
              <text:p text:style-name="P2"><text:span text:style-name="T2">Acceleromet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 xml:id="id7" draw:id="id7" draw:layer="layout" svg:width="2.673cm" svg:height="1.718cm" svg:x="22.827cm" svg:y="18.282cm">
              <text:p text:style-name="P2"><text:span text:style-name="T2">Gyroscop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5" xml:id="id5" draw:id="id5" draw:layer="layout" svg:width="6.073cm" svg:height="1cm" svg:x="19.327cm" svg:y="16.382cm">
              <text:p text:style-name="P5"><text:span text:style-name="T4">I2C B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4" draw:layer="layout" draw:type="line" svg:x1="22.363cm" svg:y1="17.382cm" svg:x2="24.164cm" svg:y2="18.282cm" draw:start-shape="id5" draw:start-glue-point="6" draw:end-shape="id7" draw:end-glue-point="4" svg:d="m22363 17382 1801 900">
              <text:p/>
            </draw:connector>
            <draw:connector draw:style-name="gr7" draw:text-style-name="P4" draw:layer="layout" draw:type="line" svg:x1="22.363cm" svg:y1="17.382cm" svg:x2="20.932cm" svg:y2="18.264cm" draw:start-shape="id5" draw:start-glue-point="6" draw:end-shape="id8" draw:end-glue-point="4" svg:d="m22363 17382-1431 882">
              <text:p/>
            </draw:connector>
          </draw:g>
          <draw:frame draw:style-name="gr10" draw:text-style-name="P4" draw:layer="layout" svg:width="1.894cm" svg:height="2.512cm" svg:x="23.106cm" svg:y="12.182cm">
            <draw:image xlink:href="Pictures/1000000000000179000001F4BBFD56AA.png" xlink:type="simple" xlink:show="embed" xlink:actuate="onLoad">
              <text:p/>
            </draw:image>
          </draw:frame>
        </draw:g>
        <draw:frame draw:style-name="gr10" draw:text-style-name="P4" draw:layer="layout" svg:width="1.442cm" svg:height="1.912cm" svg:x="12.058cm" svg:y="0.75cm">
          <draw:image xlink:href="Pictures/1000000000000179000001F4BBFD56AA.png" xlink:type="simple" xlink:show="embed" xlink:actuate="onLoad">
            <text:p/>
          </draw:image>
        </draw:frame>
        <draw:frame draw:style-name="gr10" draw:text-style-name="P4" draw:layer="layout" svg:width="1.442cm" svg:height="1.912cm" svg:x="12.058cm" svg:y="3.15cm">
          <draw:image xlink:href="Pictures/1000000000000179000001F4BBFD56AA.png" xlink:type="simple" xlink:show="embed" xlink:actuate="onLoad">
            <text:p/>
          </draw:image>
        </draw:frame>
        <draw:frame draw:style-name="gr10" draw:text-style-name="P4" draw:layer="layout" svg:width="1.442cm" svg:height="1.912cm" svg:x="12.058cm" svg:y="5.65cm">
          <draw:image xlink:href="Pictures/1000000000000179000001F4BBFD56AA.png" xlink:type="simple" xlink:show="embed" xlink:actuate="onLoad">
            <text:p/>
          </draw:image>
        </draw:frame>
        <draw:frame draw:style-name="gr10" draw:text-style-name="P4" draw:layer="layout" svg:width="1.442cm" svg:height="1.912cm" svg:x="12.058cm" svg:y="8.05cm">
          <draw:image xlink:href="Pictures/1000000000000179000001F4BBFD56AA.png" xlink:type="simple" xlink:show="embed" xlink:actuate="onLoad">
            <text:p/>
          </draw:image>
        </draw:frame>
        <draw:custom-shape draw:style-name="gr11" draw:text-style-name="P6" draw:layer="layout" svg:width="11cm" svg:height="5.4cm" svg:x="16.5cm" svg:y="2.1cm">
          <text:p text:style-name="P6"><text:span text:style-name="T5">Wireless Sensor</text:span></text:p>
          <text:p text:style-name="P6"><text:span text:style-name="T5">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4" draw:layer="layout" svg:x1="14.5cm" svg:y1="2cm" svg:x2="16.9cm" svg:y2="3.4cm">
          <text:p/>
        </draw:line>
        <draw:line draw:style-name="gr12" draw:text-style-name="P4" draw:layer="layout" svg:x1="14.3cm" svg:y1="4.4cm" svg:x2="16.1cm" svg:y2="4.6cm">
          <text:p/>
        </draw:line>
        <draw:line draw:style-name="gr12" draw:text-style-name="P4" draw:layer="layout" svg:x1="14.3cm" svg:y1="6.6cm" svg:x2="16.1cm" svg:y2="6cm">
          <text:p/>
        </draw:line>
        <draw:line draw:style-name="gr12" draw:text-style-name="P4" draw:layer="layout" svg:x1="14.3cm" svg:y1="9.2cm" svg:x2="16.5cm" svg:y2="7cm">
          <text:p/>
        </draw:line>
        <draw:line draw:style-name="gr13" draw:text-style-name="P4" draw:layer="layout" svg:x1="24cm" svg:y1="11cm" svg:x2="24cm" svg:y2="7.4cm">
          <text:p/>
        </draw:line>
        <draw:g>
          <draw:custom-shape draw:style-name="gr1" draw:text-style-name="P1" xml:id="id11" draw:id="id11" draw:layer="layout" svg:width="4cm" svg:height="2.25cm" svg:x="7.9cm" svg:y="5.55cm">
            <text:p text:style-name="P1"><text:span text:style-name="T1">EPOSMot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10" draw:id="id10" draw:layer="layout" svg:width="2.673cm" svg:height="1.718cm" svg:x="0.9cm" svg:y="5.8cm">
            <text:p text:style-name="P2"><text:span text:style-name="T2">Brushless</text:span></text:p>
            <text:p text:style-name="P2"><text:span text:style-name="T2">Mot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xml:id="id9" draw:id="id9" draw:layer="layout" svg:width="2.673cm" svg:height="1.718cm" svg:x="4.4cm" svg:y="5.8cm">
            <text:p text:style-name="P3"><text:span text:style-name="T3">ESC</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 draw:text-style-name="P4" draw:layer="layout" draw:type="line" svg:x1="4.4cm" svg:y1="6.659cm" svg:x2="3.573cm" svg:y2="6.659cm" draw:start-shape="id9" draw:start-glue-point="5" draw:end-shape="id10" draw:end-glue-point="7" svg:d="m4400 6659h-827">
            <text:p/>
          </draw:connector>
          <draw:connector draw:style-name="gr4" draw:text-style-name="P4" draw:layer="layout" draw:type="line" svg:x1="7.9cm" svg:y1="6.675cm" svg:x2="7.073cm" svg:y2="6.659cm" draw:start-shape="id11" draw:start-glue-point="5" draw:end-shape="id9" draw:end-glue-point="7" svg:d="m7900 6675-827-16">
            <text:p/>
          </draw:connector>
        </draw:g>
        <draw:g>
          <draw:custom-shape draw:style-name="gr1" draw:text-style-name="P1" xml:id="id14" draw:id="id14" draw:layer="layout" svg:width="4cm" svg:height="2.25cm" svg:x="7.9cm" svg:y="3.15cm">
            <text:p text:style-name="P1"><text:span text:style-name="T1">EPOSMot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13" draw:id="id13" draw:layer="layout" svg:width="2.673cm" svg:height="1.718cm" svg:x="0.9cm" svg:y="3.4cm">
            <text:p text:style-name="P2"><text:span text:style-name="T2">Brushless</text:span></text:p>
            <text:p text:style-name="P2"><text:span text:style-name="T2">Mot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xml:id="id12" draw:id="id12" draw:layer="layout" svg:width="2.673cm" svg:height="1.718cm" svg:x="4.4cm" svg:y="3.4cm">
            <text:p text:style-name="P3"><text:span text:style-name="T3">ESC</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 draw:text-style-name="P4" draw:layer="layout" draw:type="line" svg:x1="4.4cm" svg:y1="4.259cm" svg:x2="3.573cm" svg:y2="4.259cm" draw:start-shape="id12" draw:start-glue-point="5" draw:end-shape="id13" draw:end-glue-point="7" svg:d="m4400 4259h-827">
            <text:p/>
          </draw:connector>
          <draw:connector draw:style-name="gr4" draw:text-style-name="P4" draw:layer="layout" draw:type="line" svg:x1="7.9cm" svg:y1="4.275cm" svg:x2="7.073cm" svg:y2="4.259cm" draw:start-shape="id14" draw:start-glue-point="5" draw:end-shape="id12" draw:end-glue-point="7" svg:d="m7900 4275-827-16">
            <text:p/>
          </draw:connector>
        </draw:g>
        <draw:g>
          <draw:custom-shape draw:style-name="gr1" draw:text-style-name="P1" xml:id="id17" draw:id="id17" draw:layer="layout" svg:width="4cm" svg:height="2.25cm" svg:x="7.9cm" svg:y="0.75cm">
            <text:p text:style-name="P1"><text:span text:style-name="T1">EPOSMot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16" draw:id="id16" draw:layer="layout" svg:width="2.673cm" svg:height="1.718cm" svg:x="0.9cm" svg:y="1cm">
            <text:p text:style-name="P2"><text:span text:style-name="T2">Brushless</text:span></text:p>
            <text:p text:style-name="P2"><text:span text:style-name="T2">Mot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xml:id="id15" draw:id="id15" draw:layer="layout" svg:width="2.673cm" svg:height="1.718cm" svg:x="4.4cm" svg:y="1cm">
            <text:p text:style-name="P3"><text:span text:style-name="T3">ESC</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 draw:text-style-name="P4" draw:layer="layout" draw:type="line" svg:x1="4.4cm" svg:y1="1.859cm" svg:x2="3.573cm" svg:y2="1.859cm" draw:start-shape="id15" draw:start-glue-point="5" draw:end-shape="id16" draw:end-glue-point="7" svg:d="m4400 1859h-827">
            <text:p/>
          </draw:connector>
          <draw:connector draw:style-name="gr4" draw:text-style-name="P4" draw:layer="layout" draw:type="line" svg:x1="7.9cm" svg:y1="1.875cm" svg:x2="7.073cm" svg:y2="1.859cm" draw:start-shape="id17" draw:start-glue-point="5" draw:end-shape="id15" draw:end-glue-point="7" svg:d="m7900 1875-827-16">
            <text:p/>
          </draw:connector>
        </draw:g>
        <draw:frame draw:style-name="gr10" draw:text-style-name="P4" draw:layer="layout" svg:width="6.457cm" svg:height="6.457cm" svg:x="2.8cm" svg:y="11.638cm">
          <draw:image xlink:href="Pictures/10000000000003E8000003E8B7AFD77E.png" xlink:type="simple" xlink:show="embed" xlink:actuate="onLoad">
            <text:p/>
          </draw:image>
        </draw:frame>
        <draw:frame draw:style-name="gr14" draw:layer="layout" svg:width="5.641cm" svg:height="0.962cm" svg:x="3.057cm" svg:y="18.238cm">
          <draw:text-box>
            <text:p>Remote Controller</text:p>
          </draw:text-box>
        </draw:frame>
        <draw:frame draw:style-name="gr10" draw:text-style-name="P4" draw:layer="layout" svg:width="1.897cm" svg:height="2.4cm" svg:x="14cm" svg:y="17.182cm">
          <draw:image xlink:href="Pictures/1000000000000150000001A9FF0C26C7.png" xlink:type="simple" xlink:show="embed" xlink:actuate="onLoad">
            <text:p/>
          </draw:image>
        </draw:frame>
        <draw:line draw:style-name="gr12" draw:text-style-name="P4" draw:layer="layout" svg:x1="9cm" svg:y1="17.2cm" svg:x2="13.2cm" svg:y2="17.8cm">
          <text:p/>
        </draw:line>
        <presentation:notes draw:style-name="dp2">
          <draw:page-thumbnail draw:style-name="gr1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321 3493" svg:d="m1321 3493h-1321l702-3493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stroke-linejoin="miter"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24T16:47:51</meta:creation-date>
    <dc:date>2013-05-24T17:22:17</dc:date>
    <meta:editing-duration>PT19M5S</meta:editing-duration>
    <meta:editing-cycles>2</meta:editing-cycles>
    <meta:generator>LibreOffice/3.6$Linux_X86_64 LibreOffice_project/360m1$Build-2</meta:generator>
    <meta:document-statistic meta:object-count="73"/>
  </office:meta>
</office:document-meta>
</file>